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Factory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CertificateFactory( java . security . cert . CertificateFactorySpi var0 , java . security . Provider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nerateCRLs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nerateCRL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nerateCertificate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Factory.generateCertificates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